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3.1</text:p>
      <text:p text:style-name="P1"/>
      <text:p text:style-name="P1">select Customernumber,paymentdate,amount from payments where customernumber='141' And paymentdate like '2004%';</text:p>
      <text:p text:style-name="P1"/>
      <text:p text:style-name="P1">3.2</text:p>
      <text:p text:style-name="P1"/>
      <text:p text:style-name="P1">select contactfirstname, contactlastname, quantityordered from customers join orderdetails;</text:p>
      <text:p text:style-name="P1"/>
      <text:p text:style-name="P1">3.3</text:p>
      <text:p text:style-name="P1"/>
      <text:p text:style-name="P1"><text:s/>select customername, quantityordered from customers join orderdetails where Customername like 'Volvo%';</text:p>
      <text:p text:style-name="P1"/>
      <text:p text:style-name="P1">3.4</text:p>
      <text:p text:style-name="P1"/>
      <text:p text:style-name="P1"><text:s/>select employeenumber, firstname, lastname, reportsto from employees where reportsto=(select reportsto from employees where employeenumber='1611');</text:p>
      <text:p text:style-name="P1"/>
      <text:p text:style-name="P1">3.5</text:p>
      <text:p text:style-name="P1"/>
      <text:p text:style-name="P1">select customernumber,sum(amount) as total_payments from payments group by customernumb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iyad hussain</meta:initial-creator>
    <meta:creation-date>2019-11-30T09:50:34.92</meta:creation-date>
    <meta:document-statistic meta:table-count="0" meta:image-count="0" meta:object-count="0" meta:page-count="1" meta:paragraph-count="10" meta:word-count="57" meta:character-count="559"/>
    <dc:date>2019-12-01T01:30:28.45</dc:date>
    <dc:creator>ziyad hussain</dc:creator>
    <meta:editing-duration>PT5H59M47S</meta:editing-duration>
    <meta:editing-cycles>1</meta:editing-cycles>
    <meta:generator>OpenOffice/4.1.6$Win32 OpenOffice.org_project/416m1$Build-9790</meta:generator>
  </office:meta>
</office:document-meta>
</file>